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none" draw:stroke="solid" svg:stroke-width="0.00694in" svg:stroke-color="#4472c4" draw:marker-end="a430" svg:stroke-opacity="100%" draw:stroke-linejoin="miter" svg:stroke-linecap="butt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none" draw:stroke="solid" svg:stroke-width="0.00694in" svg:stroke-color="#4472c4" draw:marker-end="a436" svg:stroke-opacity="100%" draw:stroke-linejoin="miter" svg:stroke-linecap="butt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2">
      <style:graphic-properties draw:fill="none" draw:stroke="solid" svg:stroke-width="0.00694in" svg:stroke-color="#4472c4" draw:marker-end="a551" svg:stroke-opacity="100%" draw:stroke-linejoin="miter" svg:stroke-linecap="butt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3">
      <style:graphic-properties draw:fill="none" draw:stroke="solid" svg:stroke-width="0.00694in" svg:stroke-color="#4472c4" draw:marker-end="a442" svg:stroke-opacity="100%" draw:stroke-linejoin="miter" svg:stroke-linecap="butt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9">
      <style:graphic-properties draw:fill="none" draw:stroke="solid" svg:stroke-width="0.00694in" svg:stroke-color="#4472c4" draw:marker-end="a448" svg:stroke-opacity="100%" draw:stroke-linejoin="miter" svg:stroke-linecap="butt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draw:fill="none" draw:stroke="solid" svg:stroke-width="0.00694in" svg:stroke-color="#4472c4" draw:marker-end="a506" svg:stroke-opacity="100%" draw:stroke-linejoin="miter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0694in" svg:stroke-color="#4472c4" draw:marker-end="a508" svg:stroke-opacity="100%" draw:stroke-linejoin="miter" svg:stroke-linecap="but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5">
      <style:graphic-properties draw:fill="none" draw:stroke="solid" svg:stroke-width="0.00694in" svg:stroke-color="#4472c4" draw:marker-end="a464" svg:stroke-opacity="100%" draw:stroke-linejoin="miter" svg:stroke-linecap="butt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solid" svg:stroke-width="0.00694in" svg:stroke-color="#4472c4" draw:marker-end="a510" svg:stroke-opacity="100%" draw:stroke-linejoin="miter" svg:stroke-linecap="butt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draw:fill="none" draw:stroke="solid" svg:stroke-width="0.00694in" svg:stroke-color="#4472c4" draw:marker-end="a516" svg:stroke-opacity="100%" draw:stroke-linejoin="miter" svg:stroke-linecap="but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draw:fill="none" draw:stroke="solid" svg:stroke-width="0.00694in" svg:stroke-color="#4472c4" draw:marker-end="a518" svg:stroke-opacity="100%" draw:stroke-linejoin="miter" svg:stroke-linecap="butt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draw:fill="none" draw:stroke="solid" svg:stroke-width="0.00694in" svg:stroke-color="#4472c4" draw:marker-end="a520" svg:stroke-opacity="100%" draw:stroke-linejoin="miter" svg:stroke-linecap="butt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draw:fill="none" draw:stroke="solid" svg:stroke-width="0.00694in" svg:stroke-color="#4472c4" draw:marker-end="a522" svg:stroke-opacity="100%" draw:stroke-linejoin="miter" svg:stroke-linecap="butt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none" draw:stroke="solid" svg:stroke-width="0.00694in" svg:stroke-color="#4472c4" draw:marker-end="a524" svg:stroke-opacity="100%" draw:stroke-linejoin="miter" svg:stroke-linecap="but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draw:fill="none" draw:stroke="solid" svg:stroke-width="0.00694in" svg:stroke-color="#4472c4" draw:marker-end="a526" svg:stroke-opacity="100%" draw:stroke-linejoin="miter" svg:stroke-linecap="butt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4">
      <style:graphic-properties draw:fill="none" draw:stroke="solid" svg:stroke-width="0.00694in" svg:stroke-color="#4472c4" draw:marker-end="a543" svg:stroke-opacity="100%" draw:stroke-linejoin="miter" svg:stroke-linecap="butt"/>
    </style:style>
    <style:style style:family="graphic" style:name="a546">
      <style:graphic-properties draw:fill="none" draw:stroke="solid" svg:stroke-width="0.00694in" svg:stroke-color="#4472c4" draw:marker-end="a545" svg:stroke-opacity="100%" draw:stroke-linejoin="miter" svg:stroke-linecap="butt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80" draw:master-page-name="Master1-Layout7-blank-Blank" presentation:presentation-page-layout-name="Master1-PPL7" draw:id="Slide-256">
        <draw:frame draw:id="id63" draw:style-name="a384" draw:name="TextBox 3" svg:x="0.63682in" svg:y="0.35323in" svg:width="2.40796in" svg:height="0.63952in">
          <draw:text-box>
            <text:p text:style-name="a383" text:class-names="" text:cond-style-name=""><text:span text:style-name="a381" text:class-names="">Users</text:span><text:span text:style-name="a382" text:class-names=""/></text:p>
          </draw:text-box>
          <svg:title/>
          <svg:desc/>
        </draw:frame>
        <draw:frame draw:id="id64" draw:style-name="a405" draw:name="TextBox 4" svg:x="0.7388in" svg:y="1.04726in" svg:width="4.42537in" svg:height="3.33223in">
          <draw:text-box>
            <text:list text:style-name="a387">
              <text:list-item>
                <text:p text:style-name="a386" text:class-names="" text:cond-style-name=""><text:span text:style-name="a385" text:class-names="">Developer<text:s text:c="1"/>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Admin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Manager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Receptionist ???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General User</text:span></text:p>
              </text:list-item>
            </text:list>
            <text:list text:style-name="a404">
              <text:list-item>
                <text:p text:style-name="a403" text:class-names="" text:cond-style-name=""><text:span text:style-name="a400" text:class-names="">IT Suppor</text:span><text:span text:style-name="a401" text:class-names="">t</text:span><text:span text:style-name="a402" text:class-names=""/></text:p>
              </text:list-item>
            </text:list>
          </draw:text-box>
          <svg:title/>
          <svg:desc/>
        </draw:frame>
      </draw:page>
      <draw:page draw:name="Slide2" draw:style-name="a406" draw:master-page-name="Master1-Layout7-blank-Blank" presentation:presentation-page-layout-name="Master1-PPL7" draw:id="Slide-257">
        <draw:frame draw:id="id65" draw:style-name="a413" draw:name="TextBox 2" svg:x="0.63682in" svg:y="0.35323in" svg:width="2.40796in" svg:height="0.63952in">
          <draw:text-box>
            <text:p text:style-name="a412" text:class-names="" text:cond-style-name=""><text:span text:style-name="a407" text:class-names="">Login</text:span><text:span text:style-name="a408" text:class-names=""><text:s text:c="1"/></text:span><text:span text:style-name="a409" text:class-names="">???</text:span><text:span text:style-name="a410" text:class-names="">?</text:span><text:span text:style-name="a411" text:class-names=""/></text:p>
          </draw:text-box>
          <svg:title/>
          <svg:desc/>
        </draw:frame>
        <draw:frame draw:id="id66" draw:style-name="a419" draw:name="TextBox 3" svg:x="0.63681in" svg:y="1.22637in" svg:width="7.25373in" svg:height="0.63952in">
          <draw:text-box>
            <text:p text:style-name="a418" text:class-names="" text:cond-style-name=""><text:span text:style-name="a414" text:class-names="">Company</text:span><text:span text:style-name="a415" text:class-names=""><text:s text:c="1"/></text:span><text:span text:style-name="a416" text:class-names="">Account/username</text:span><text:span text:style-name="a417" text:class-names=""/></text:p>
          </draw:text-box>
          <svg:title/>
          <svg:desc/>
        </draw:frame>
        <draw:custom-shape svg:x="0.79353in" svg:y="2.47761in" svg:width="1.8408in" svg:height="1in" draw:id="id67" draw:style-name="a423" draw:name="Rectangle: Rounded Corners 4">
          <svg:title/>
          <svg:desc/>
          <text:p text:style-name="a422" text:class-names="" text:cond-style-name=""><text:span text:style-name="a420" text:class-names="">New User</text:span><text:span text:style-name="a4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55472in" svg:y="2.47761in" svg:width="1.96766in" svg:height="1in" draw:id="id68" draw:style-name="a429" draw:name="Rectangle: Rounded Corners 5">
          <svg:title/>
          <svg:desc/>
          <text:p text:style-name="a425" text:class-names="" text:cond-style-name=""><text:span text:style-name="a424" text:class-names="">Set up account</text:span></text:p>
          <text:p text:style-name="a428" text:class-names="" text:cond-style-name=""><text:span text:style-name="a426" text:class-names="">Email/password and role</text:span><text:span text:style-name="a4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2.63433in" svg:y1="2.97761in" draw:start-shape="id67" draw:start-glue-point="1" svg:x2="3.55472in" svg:y2="2.97761in" draw:end-shape="id68" draw:end-glue-point="3" draw:id="id69" draw:style-name="a431" draw:name="Straight Arrow Connector 7">
          <svg:title/>
          <svg:desc/>
        </draw:connector>
        <draw:custom-shape svg:x="6.26368in" svg:y="2.47761in" svg:width="1.8408in" svg:height="1in" draw:id="id70" draw:style-name="a435" draw:name="Rectangle: Rounded Corners 9">
          <svg:title/>
          <svg:desc/>
          <text:p text:style-name="a434" text:class-names="" text:cond-style-name=""><text:span text:style-name="a432" text:class-names="">Change password</text:span><text:span text:style-name="a4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5.52239in" svg:y1="2.97761in" draw:start-shape="id68" draw:start-glue-point="1" svg:x2="6.26368in" svg:y2="2.97761in" draw:end-shape="id70" draw:end-glue-point="3" draw:id="id71" draw:style-name="a437" draw:name="Straight Arrow Connector 11">
          <svg:title/>
          <svg:desc/>
        </draw:connector>
        <draw:custom-shape svg:x="9.15174in" svg:y="2.48259in" svg:width="1.8408in" svg:height="1in" draw:id="id72" draw:style-name="a441" draw:name="Rectangle: Rounded Corners 13">
          <svg:title/>
          <svg:desc/>
          <text:p text:style-name="a440" text:class-names="" text:cond-style-name=""><text:span text:style-name="a438" text:class-names="">Sign in using Pleocare Business Login</text:span><text:span text:style-name="a4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8.10447in" svg:y1="2.97761in" draw:start-shape="id70" draw:start-glue-point="1" svg:x2="9.15174in" svg:y2="2.98259in" draw:end-shape="id72" draw:end-glue-point="3" draw:id="id73" draw:style-name="a443" draw:name="Straight Arrow Connector 15">
          <svg:title/>
          <svg:desc/>
        </draw:connector>
        <draw:custom-shape svg:x="11.5398in" svg:y="2.81261in" svg:width="1in" svg:height="0.33in" draw:id="id74" draw:style-name="a447" draw:name="Flowchart: Terminator 19">
          <svg:title/>
          <svg:desc/>
          <text:p text:style-name="a446" text:class-names="" text:cond-style-name=""><text:span text:style-name="a444" text:class-names="">End</text:span><text:span text:style-name="a445" text:class-names=""/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onnector draw:type="line" svg:x1="10.99253in" svg:y1="2.98259in" draw:start-shape="id72" draw:start-glue-point="1" svg:x2="11.5398in" svg:y2="2.97761in" draw:end-shape="id74" draw:end-glue-point="3" draw:id="id75" draw:style-name="a449" draw:name="Straight Arrow Connector 21">
          <svg:title/>
          <svg:desc/>
        </draw:connector>
        <draw:custom-shape svg:x="5.15298in" svg:y="4.24876in" svg:width="1.35323in" svg:height="1.30845in" draw:id="id76" draw:style-name="a453" draw:name="Rectangle 28">
          <svg:title/>
          <svg:desc/>
          <text:p text:style-name="a452" text:class-names="" text:cond-style-name=""><text:span text:style-name="a450" text:class-names="">Verify account using pleo email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8296in" svg:y1="4.24876in" draw:start-shape="id76" draw:start-glue-point="0" svg:x2="4.53856in" svg:y2="3.47761in" draw:end-shape="id68" draw:end-glue-point="2" draw:id="id77" draw:style-name="a454" draw:name="Straight Connector 32">
          <svg:title/>
          <svg:desc/>
        </draw:connector>
      </draw:page>
      <draw:page draw:name="Slide3" draw:style-name="a455" draw:master-page-name="Master1-Layout7-blank-Blank" presentation:presentation-page-layout-name="Master1-PPL7" draw:id="Slide-258">
        <draw:custom-shape svg:x="5.0209in" svg:y="-0.92195in" svg:width="2.2291in" svg:height="1.05473in" draw:id="id78" draw:style-name="a459" draw:name="Rectangle: Rounded Corners 1">
          <svg:title/>
          <svg:desc/>
          <text:p text:style-name="a458" text:class-names="" text:cond-style-name=""><text:span text:style-name="a456" text:class-names="">Login</text:span><text:span text:style-name="a4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0209in" svg:y="0.60292in" svg:width="2.2291in" svg:height="1.05473in" draw:id="id79" draw:style-name="a463" draw:name="Rectangle: Rounded Corners 2">
          <svg:title/>
          <svg:desc/>
          <text:p text:style-name="a462" text:class-names="" text:cond-style-name=""><text:span text:style-name="a460" text:class-names="">Dashboard</text:span><text:span text:style-name="a46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6.13545in" svg:y1="0.13277in" draw:start-shape="id78" draw:start-glue-point="2" svg:x2="6.13545in" svg:y2="0.60292in" draw:end-shape="id79" draw:end-glue-point="0" draw:id="id80" draw:style-name="a465" draw:name="Straight Arrow Connector 4">
          <svg:title/>
          <svg:desc/>
        </draw:connector>
        <draw:custom-shape svg:x="5.0209in" svg:y="2.29198in" svg:width="2.2291in" svg:height="1.05473in" draw:id="id81" draw:style-name="a469" draw:name="Rectangle: Rounded Corners 6">
          <svg:title/>
          <svg:desc/>
          <text:p text:style-name="a468" text:class-names="" text:cond-style-name=""><text:span text:style-name="a466" text:class-names="">Jobs</text:span><text:span text:style-name="a4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18756in" svg:y="2.29198in" svg:width="2.2291in" svg:height="1.05473in" draw:id="id82" draw:style-name="a473" draw:name="Rectangle: Rounded Corners 8">
          <svg:title/>
          <svg:desc/>
          <text:p text:style-name="a472" text:class-names="" text:cond-style-name=""><text:span text:style-name="a470" text:class-names="">Settings</text:span><text:span text:style-name="a4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4478in" svg:y="2.29198in" svg:width="2.2291in" svg:height="1.05473in" draw:id="id83" draw:style-name="a477" draw:name="Rectangle: Rounded Corners 9">
          <svg:title/>
          <svg:desc/>
          <text:p text:style-name="a476" text:class-names="" text:cond-style-name=""><text:span text:style-name="a474" text:class-names="">Reports</text:span><text:span text:style-name="a47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60796in" svg:y="2.29198in" svg:width="2.2291in" svg:height="1.05473in" draw:id="id84" draw:style-name="a481" draw:name="Rectangle: Rounded Corners 10">
          <svg:title/>
          <svg:desc/>
          <text:p text:style-name="a480" text:class-names="" text:cond-style-name=""><text:span text:style-name="a478" text:class-names="">Staff/Carers</text:span><text:span text:style-name="a4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4.31576in" svg:y="3.74635in" svg:width="1.98491in" svg:height="0.94279in" draw:id="id85" draw:style-name="a485" draw:name="Rectangle: Rounded Corners 11">
          <svg:title/>
          <svg:desc/>
          <text:p text:style-name="a484" text:class-names="" text:cond-style-name=""><text:span text:style-name="a482" text:class-names="">Add client</text:span><text:span text:style-name="a4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-0.64577in" svg:y="2.29198in" svg:width="2.2291in" svg:height="1.05473in" draw:id="id86" draw:style-name="a489" draw:name="Rectangle: Rounded Corners 12">
          <svg:title/>
          <svg:desc/>
          <text:p text:style-name="a488" text:class-names="" text:cond-style-name=""><text:span text:style-name="a486" text:class-names="">Training</text:span><text:span text:style-name="a4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-3.51998in" svg:y="-0.15952in" svg:width="2.2291in" svg:height="1.05473in" draw:id="id87" draw:style-name="a493" draw:name="Rectangle: Rounded Corners 13">
          <svg:title/>
          <svg:desc/>
          <text:p text:style-name="a492" text:class-names="" text:cond-style-name=""><text:span text:style-name="a490" text:class-names="">Api</text:span><text:span text:style-name="a4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3.47115in" svg:y="2.29198in" svg:width="2.2291in" svg:height="1.05473in" draw:id="id88" draw:style-name="a497" draw:name="Rectangle: Rounded Corners 14">
          <svg:title/>
          <svg:desc/>
          <text:p text:style-name="a496" text:class-names="" text:cond-style-name=""><text:span text:style-name="a494" text:class-names="">Clients</text:span><text:span text:style-name="a49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4.35047in" svg:y="4.89957in" svg:width="1.98491in" svg:height="0.94279in" draw:id="id89" draw:style-name="a501" draw:name="Rectangle: Rounded Corners 15">
          <svg:title/>
          <svg:desc/>
          <text:p text:style-name="a500" text:class-names="" text:cond-style-name=""><text:span text:style-name="a498" text:class-names="">View Clients</text:span><text:span text:style-name="a4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5.39154in" svg:y="7.84225in" svg:width="1.98491in" svg:height="0.94279in" draw:id="id90" draw:style-name="a505" draw:name="Rectangle: Rounded Corners 16">
          <svg:title/>
          <svg:desc/>
          <text:p text:style-name="a504" text:class-names="" text:cond-style-name=""><text:span text:style-name="a502" text:class-names="">Client History</text:span><text:span text:style-name="a5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14.44207in" svg:y1="3.47301in" svg:x2="13.57103in" svg:y2="4.09143in" draw:end-shape="id85" draw:end-glue-point="3" draw:id="id91" draw:style-name="a507" draw:transform="translate(-14.00655in -3.78222in) rotate(-4.71239) translate(14.00655in 3.78222in)" draw:name="Connector: Elbow 21">
          <svg:title/>
          <svg:desc/>
        </draw:connector>
        <draw:connector draw:type="standard" svg:x1="14.26509in" svg:y1="5.34263in" svg:x2="13.47114in" svg:y2="2.84139in" draw:id="id92" draw:style-name="a509" draw:transform="translate(-13.86811in -4.09201in) rotate(-3.14159) translate(13.86811in 4.09201in)" draw:name="Connector: Elbow 29">
          <svg:title/>
          <svg:desc/>
        </draw:connector>
        <draw:connector draw:type="standard" svg:x1="10.67774in" svg:y1="-2.25031in" draw:start-shape="id79" draw:start-glue-point="2" svg:x2="10.04341in" svg:y2="6.19994in" draw:end-shape="id88" draw:end-glue-point="0" draw:id="id93" draw:style-name="a511" draw:transform="translate(-10.36057in -1.97481in) rotate(-4.71239) translate(10.36057in 1.97481in)" draw:name="Connector: Elbow 32">
          <svg:title/>
          <svg:desc/>
        </draw:connector>
        <draw:custom-shape svg:x="10.864in" svg:y="3.70336in" svg:width="1.88568in" svg:height="0.88526in" draw:id="id94" draw:style-name="a515" draw:name="Rectangle: Rounded Corners 33">
          <svg:title/>
          <svg:desc/>
          <text:p text:style-name="a514" text:class-names="" text:cond-style-name=""><text:span text:style-name="a512" text:class-names="">Add New Staff</text:span><text:span text:style-name="a5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-1.29087in" svg:y1="0.36785in" draw:start-shape="id79" draw:start-glue-point="3" svg:x2="5.0209in" svg:y2="1.13029in" draw:end-shape="id87" draw:end-glue-point="1" draw:id="id95" draw:style-name="a517" draw:transform="translate(-1.86501in -0.74907in) rotate(-3.14159) translate(1.86501in 0.74907in)" draw:name="Connector: Elbow 37">
          <svg:title/>
          <svg:desc/>
        </draw:connector>
        <draw:connector draw:type="standard" svg:x1="2.88985in" svg:y1="-0.8351in" svg:x2="3.52418in" svg:y2="4.83157in" draw:id="id96" draw:style-name="a519" draw:transform="translate(-3.20701in -1.99824in) rotate(-1.5708) translate(3.20701in 1.99824in)" draw:name="Connector: Elbow 39">
          <svg:title/>
          <svg:desc/>
        </draw:connector>
        <draw:connector draw:type="standard" svg:x1="7.81455in" svg:y1="0.61287in" draw:start-shape="id79" draw:start-glue-point="2" svg:x2="7.18022in" svg:y2="3.33675in" draw:end-shape="id83" draw:end-glue-point="0" draw:id="id97" draw:style-name="a521" draw:transform="translate(-7.49739in -1.97481in) rotate(-4.71239) translate(7.49739in 1.97481in)" draw:name="Connector: Elbow 41">
          <svg:title/>
          <svg:desc/>
        </draw:connector>
        <draw:connector draw:type="standard" svg:x1="4.40162in" svg:y1="0.55815in" draw:start-shape="id79" draw:start-glue-point="2" svg:x2="5.03595in" svg:y2="3.39148in" draw:end-shape="id82" draw:end-glue-point="0" draw:id="id98" draw:style-name="a523" draw:transform="translate(-4.71878in -1.97481in) rotate(-1.5708) translate(4.71878in 1.97481in)" draw:name="Connector: Elbow 43">
          <svg:title/>
          <svg:desc/>
        </draw:connector>
        <draw:connector draw:type="standard" svg:x1="9.24615in" svg:y1="-0.81872in" draw:start-shape="id79" draw:start-glue-point="2" svg:x2="8.61182in" svg:y2="4.76835in" draw:end-shape="id84" draw:end-glue-point="0" draw:id="id99" draw:style-name="a525" draw:transform="translate(-8.92898in -1.97481in) rotate(-4.71239) translate(8.92898in 1.97481in)" draw:name="Connector: Elbow 45">
          <svg:title/>
          <svg:desc/>
        </draw:connector>
        <draw:connector draw:type="standard" svg:x1="5.81828in" svg:y1="1.97481in" draw:start-shape="id79" draw:start-glue-point="2" svg:x2="6.45261in" svg:y2="1.9887in" draw:end-shape="id81" draw:end-glue-point="0" draw:id="id100" draw:style-name="a527" draw:transform="translate(-6.13545in -1.98176in) rotate(-1.5708) translate(6.13545in 1.98176in)" draw:name="Connector: Elbow 47">
          <svg:title/>
          <svg:desc/>
        </draw:connector>
        <draw:custom-shape svg:x="10.864in" svg:y="4.73113in" svg:width="1.88568in" svg:height="0.88526in" draw:id="id101" draw:style-name="a531" draw:name="Rectangle: Rounded Corners 48">
          <svg:title/>
          <svg:desc/>
          <text:p text:style-name="a530" text:class-names="" text:cond-style-name=""><text:span text:style-name="a528" text:class-names="">View Staff</text:span><text:span text:style-name="a5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-3.56726in" svg:y="2.29198in" svg:width="2.2291in" svg:height="1.05473in" draw:id="id102" draw:style-name="a535" draw:name="Rectangle: Rounded Corners 50">
          <svg:title/>
          <svg:desc/>
          <text:p text:style-name="a534" text:class-names="" text:cond-style-name=""><text:span text:style-name="a532" text:class-names="">Profile</text:span><text:span text:style-name="a5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4478in" svg:y="3.75in" svg:width="2.2291in" svg:height="1.05473in" draw:id="id103" draw:style-name="a539" draw:name="Rectangle: Rounded Corners 55">
          <svg:title/>
          <svg:desc/>
          <text:p text:style-name="a538" text:class-names="" text:cond-style-name=""><text:span text:style-name="a536" text:class-names="">Custom Reports</text:span><text:span text:style-name="a5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02784in" svg:y="3.74635in" svg:width="2.2291in" svg:height="1.05473in" draw:id="id104" draw:style-name="a542" draw:name="Rectangle: Rounded Corners 56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10.89362in" svg:y1="3.31709in" draw:start-shape="id84" draw:start-glue-point="2" svg:x2="11.6929in" svg:y2="4.1756in" draw:end-shape="id94" draw:end-glue-point="3" draw:id="id105" draw:style-name="a544" draw:transform="translate(-11.29326in -3.74635in) rotate(-1.5708) translate(11.29326in 3.74635in)" draw:name="Connector: Elbow 58">
          <svg:title/>
          <svg:desc/>
        </draw:connector>
        <draw:connector draw:type="standard" svg:x1="10.864in" svg:y1="5.17376in" draw:start-shape="id94" draw:start-glue-point="3" svg:x2="10.87789in" svg:y2="4.14599in" draw:end-shape="id101" draw:end-glue-point="3" draw:id="id106" draw:style-name="a546" draw:transform="translate(-10.87095in -4.65988in) rotate(-3.14159) translate(10.87095in 4.65988in)" draw:name="Connector: Elbow 62">
          <svg:title/>
          <svg:desc/>
        </draw:connector>
        <draw:custom-shape svg:x="-3.56726in" svg:y="3.53389in" svg:width="2.2291in" svg:height="1.05473in" draw:id="id107" draw:style-name="a550" draw:name="Rectangle: Rounded Corners 70">
          <svg:title/>
          <svg:desc/>
          <text:p text:style-name="a549" text:class-names="" text:cond-style-name=""><text:span text:style-name="a547" text:class-names="">Profile</text:span><text:span text:style-name="a54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15.39154in" svg:y1="8.31364in" draw:start-shape="id89" draw:start-glue-point="3" svg:x2="14.35047in" svg:y2="5.37096in" draw:end-shape="id90" draw:end-glue-point="3" draw:id="id108" draw:style-name="a552" draw:transform="translate(-14.87101in -6.8423in) rotate(-3.14159) translate(14.87101in 6.8423in)" draw:name="Connector: Elbow 76">
          <svg:title/>
          <svg:desc/>
        </draw:connector>
      </draw:page>
      <draw:page draw:name="Slide4" draw:style-name="a553" draw:master-page-name="Master1-Layout7-blank-Blank" presentation:presentation-page-layout-name="Master1-PPL7" draw:id="Slide-259">
        <draw:frame draw:id="id109" draw:style-name="a610" draw:name="TextBox 2" svg:x="0.22709in" svg:y="0.85386in" svg:width="12.26596in" svg:height="4.03906in">
          <draw:text-box>
            <text:p text:style-name="a556" text:class-names="" text:cond-style-name=""><text:span text:style-name="a554" text:class-names="">clientID</text:span><text:span text:style-name="a555" text:class-names="">`,</text:span></text:p>
            <text:p text:style-name="a560" text:class-names="" text:cond-style-name=""><text:span text:style-name="a557" text:class-names=""><text:s text:c="1"/></text:span><text:span text:style-name="a558" text:class-names="">`image</text:span><text:span text:style-name="a559" text:class-names="">`,</text:span></text:p>
            <text:p text:style-name="a565" text:class-names="" text:cond-style-name=""><text:span text:style-name="a561" text:class-names=""><text:s text:c="1"/></text:span><text:span text:style-name="a562" text:class-names="">`</text:span><text:span text:style-name="a563" text:class-names="">clientName</text:span><text:span text:style-name="a564" text:class-names="">`,</text:span></text:p>
            <text:p text:style-name="a569" text:class-names="" text:cond-style-name=""><text:span text:style-name="a566" text:class-names="">`</text:span><text:span text:style-name="a567" text:class-names="">description`,<text:s text:c="1"/></text:span><text:span text:style-name="a568" text:class-names=""/></text:p>
            <text:p text:style-name="a573" text:class-names="" text:cond-style-name=""><text:span text:style-name="a570" text:class-names="">`</text:span><text:span text:style-name="a571" text:class-names="">ClientEmail</text:span><text:span text:style-name="a572" text:class-names="">`,</text:span></text:p>
            <text:p text:style-name="a578" text:class-names="" text:cond-style-name=""><text:span text:style-name="a574" text:class-names=""><text:s text:c="1"/></text:span><text:span text:style-name="a575" text:class-names="">`</text:span><text:span text:style-name="a576" text:class-names="">clientContactNo</text:span><text:span text:style-name="a577" text:class-names="">`,</text:span></text:p>
            <text:p text:style-name="a583" text:class-names="" text:cond-style-name=""><text:span text:style-name="a579" text:class-names=""><text:s text:c="1"/></text:span><text:span text:style-name="a580" text:class-names="">`</text:span><text:span text:style-name="a581" text:class-names="">pointOfContact</text:span><text:span text:style-name="a582" text:class-names="">`,</text:span></text:p>
            <text:p text:style-name="a587" text:class-names="" text:cond-style-name=""><text:span text:style-name="a584" text:class-names="">`</text:span><text:span text:style-name="a585" text:class-names="">contactNo</text:span><text:span text:style-name="a586" text:class-names="">`,</text:span></text:p>
            <text:p text:style-name="a591" text:class-names="" text:cond-style-name=""><text:span text:style-name="a588" text:class-names=""><text:s text:c="1"/></text:span><text:span text:style-name="a589" text:class-names="">`status`,<text:s text:c="1"/></text:span><text:span text:style-name="a590" text:class-names=""/></text:p>
            <text:p text:style-name="a595" text:class-names="" text:cond-style-name=""><text:span text:style-name="a592" text:class-names="">`</text:span><text:span text:style-name="a593" text:class-names="">address`,<text:s text:c="1"/></text:span><text:span text:style-name="a594" text:class-names=""/></text:p>
            <text:p text:style-name="a599" text:class-names="" text:cond-style-name=""><text:span text:style-name="a596" text:class-names="">`</text:span><text:span text:style-name="a597" text:class-names="">latitude`,<text:s text:c="1"/></text:span><text:span text:style-name="a598" text:class-names=""/></text:p>
            <text:p text:style-name="a603" text:class-names="" text:cond-style-name=""><text:span text:style-name="a600" text:class-names="">`</text:span><text:span text:style-name="a601" text:class-names="">longitude</text:span><text:span text:style-name="a602" text:class-names="">`</text:span></text:p>
            <text:p text:style-name="a609" text:class-names="" text:cond-style-name=""><text:span text:style-name="a604" text:class-names="">FROM<text:s text:c="1"/></text:span><text:span text:style-name="a605" text:class-names="">`</text:span><text:span text:style-name="a606" text:class-names="">tblClients</text:span><text:span text:style-name="a607" text:class-names="">`</text:span><text:span text:style-name="a608" text:class-names=""/></text:p>
          </draw:text-box>
          <svg:title/>
          <svg:desc/>
        </draw:frame>
        <draw:frame draw:id="id110" draw:style-name="a614" draw:name="TextBox 3" svg:x="0.22709in" svg:y="0.21434in" svg:width="2.40796in" svg:height="0.63952in">
          <draw:text-box>
            <text:p text:style-name="a613" text:class-names="" text:cond-style-name=""><text:span text:style-name="a611" text:class-names="">Client</text:span><text:span text:style-name="a612" text:class-names=""/></text:p>
          </draw:text-box>
          <svg:title/>
          <svg:desc/>
        </draw:frame>
      </draw:page>
      <draw:page draw:name="Slide5" draw:style-name="a615" draw:master-page-name="Master1-Layout7-blank-Blank" presentation:presentation-page-layout-name="Master1-PPL7" draw:id="Slide-260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18" svg:viewBox="0 0 20 30" svg:d="m10 0-10 30h20z"/>
    <draw:marker draw:name="a524" svg:viewBox="0 0 20 30" svg:d="m10 0-10 30h20z"/>
    <draw:marker draw:name="a464" svg:viewBox="0 0 20 30" svg:d="m10 0-10 30h20z"/>
    <draw:marker draw:name="a526" svg:viewBox="0 0 20 30" svg:d="m10 0-10 30h20z"/>
    <draw:marker draw:name="a543" svg:viewBox="0 0 20 30" svg:d="m10 0-10 30h20z"/>
    <draw:marker draw:name="a545" svg:viewBox="0 0 20 30" svg:d="m10 0-10 30h20z"/>
    <draw:marker draw:name="a551" svg:viewBox="0 0 20 30" svg:d="m10 0-10 30h20z"/>
    <draw:marker draw:name="a430" svg:viewBox="0 0 20 30" svg:d="m10 0-10 30h20z"/>
    <draw:marker draw:name="a436" svg:viewBox="0 0 20 30" svg:d="m10 0-10 30h20z"/>
    <draw:marker draw:name="a442" svg:viewBox="0 0 20 30" svg:d="m10 0-10 30h20z"/>
    <draw:marker draw:name="a510" svg:viewBox="0 0 20 30" svg:d="m10 0-10 30h20z"/>
    <draw:marker draw:name="a506" svg:viewBox="0 0 20 30" svg:d="m10 0-10 30h20z"/>
    <draw:marker draw:name="a520" svg:viewBox="0 0 20 30" svg:d="m10 0-10 30h20z"/>
    <draw:marker draw:name="a508" svg:viewBox="0 0 20 30" svg:d="m10 0-10 30h20z"/>
    <draw:marker draw:name="a448" svg:viewBox="0 0 20 30" svg:d="m10 0-10 30h20z"/>
    <draw:marker draw:name="a516" svg:viewBox="0 0 20 30" svg:d="m10 0-10 30h20z"/>
    <draw:marker draw:name="a52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mie pordoy</meta:initial-creator>
    <dc:creator>jamie pordoy</dc:creator>
    <meta:creation-date>2022-01-18T19:14:49Z</meta:creation-date>
    <dc:date>2022-01-18T20:49:01Z</dc:date>
    <meta:editing-cycles>1</meta:editing-cycles>
    <meta:editing-duration>PT5651S</meta:editing-duration>
    <meta:document-statistic meta:paragraph-count="47" meta:word-count="111"/>
  </office:meta>
</office:document-meta>
</file>